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name="Tahoma" svg:font-family="Tahoma"/>
    <style:font-face style:name="OpenSymbol" svg:font-family="OpenSymbol"/>
    <style:font-face style:name="Tahoma2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rebuchet MS" svg:font-family="'Trebuchet MS'"/>
    <style:font-face style:font-family-generic="system" style:font-pitch="variable" style:name="Lucida Sans Unicode" svg:font-family="'Lucida Sans Unicode'"/>
    <style:font-face style:font-family-generic="system" style:font-pitch="variable" style:name="MS Mincho" svg:font-family="'MS Mincho'"/>
    <style:font-face style:font-family-generic="system" style:font-pitch="variable" style:name="Tahoma1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9bbd4c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20aa8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6259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474e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ccd1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d82f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cbf4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a8ec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1343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fb40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0ea1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4672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e4c33d">
      <style:table-column-properties style:rel-column-width="10923*"/>
    </style:style>
    <style:style style:family="table-column" style:name="ae71763">
      <style:table-column-properties style:rel-column-width="10922*"/>
    </style:style>
    <style:style style:family="table-column" style:name="aff5283">
      <style:table-column-properties style:rel-column-width="10923*"/>
    </style:style>
    <style:style style:family="table-column" style:name="a903e39">
      <style:table-column-properties style:rel-column-width="10922*"/>
    </style:style>
    <style:style style:family="table-column" style:name="af803fd">
      <style:table-column-properties style:rel-column-width="10923*"/>
    </style:style>
    <style:style style:family="table-column" style:name="a58517a">
      <style:table-column-properties style:rel-column-width="10922*"/>
    </style:style>
    <style:style style:family="table" style:name="afdc1b9">
      <style:table-properties style:width="17.59cm" table:align="left"/>
    </style:style>
    <style:style style:family="table-cell" style:name="a950d4a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a1918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e15a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2f21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be471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af27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170a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a960de">
      <style:table-column-properties style:rel-column-width="32768*"/>
    </style:style>
    <style:style style:family="table-column" style:name="a04e171">
      <style:table-column-properties style:rel-column-width="32767*"/>
    </style:style>
    <style:style style:family="table" style:name="a063b26">
      <style:table-properties style:width="17.59cm" table:align="left"/>
    </style:style>
    <style:style style:family="table-cell" style:name="a376e76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1202e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a9d2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efef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5b245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7d032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bc36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6554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ad62f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27f00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2cd4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ef8c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aa8a6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41fe9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8ac8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6bc781" style:parent-style-name="Table_20_Contents">
      <style:paragraph-properties/>
    </style:style>
    <style:style style:family="paragraph" style:list-style-name="L1" style:name="a099dcd" style:parent-style-name="Table_20_Contents">
      <style:paragraph-properties/>
    </style:style>
    <style:style style:family="paragraph" style:list-style-name="L1" style:name="a30483a" style:parent-style-name="Table_20_Contents">
      <style:paragraph-properties/>
    </style:style>
    <style:style style:family="paragraph" style:list-style-name="L1" style:name="a53ab09" style:parent-style-name="Table_20_Contents">
      <style:paragraph-properties/>
    </style:style>
    <style:style style:family="table-cell" style:name="a5828d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60a8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data-style-name="N0" style:family="table-cell" style:name="a5d2ab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name="a261729" style:parent-style-name="Table_20_Contents">
      <style:text-properties fo:font-size="15.0pt" fo:font-weight="bold" style:font-name="Trebuchet MS" style:font-size-asian="15.0pt" style:font-weight-asian="bold" style:font-weight-complex="bold"/>
    </style:style>
    <style:style style:family="table-cell" style:name="adf1ff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8ff7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072ec8">
      <style:table-column-properties style:rel-column-width="16386*"/>
    </style:style>
    <style:style style:family="table-column" style:name="ac532a6">
      <style:table-column-properties style:rel-column-width="16383*"/>
    </style:style>
    <style:style style:family="table" style:name="acb1073">
      <style:table-properties style:width="17.59cm" table:align="left"/>
    </style:style>
    <style:style style:family="table-cell" style:name="aabd9af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b51c1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01aa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57b77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3adf3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e20f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59e75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933b0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07d9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632f8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673ad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701b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fffb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80f1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eb0a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d92494">
      <style:table-column-properties style:rel-column-width="21845*"/>
    </style:style>
    <style:style style:family="table" style:name="a89d231">
      <style:table-properties style:width="17.59cm" table:align="left"/>
    </style:style>
    <style:style style:family="table-cell" style:name="a977ee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8aebc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0f58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eaad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fc9a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0310c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c133c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a2a7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375d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6c94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658e7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58ce5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bc2c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a9ea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ac81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0474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77f2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d830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2256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c8cd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2222fc">
      <style:table-column-properties style:rel-column-width="13107*"/>
    </style:style>
    <style:style style:family="table" style:name="ad51560">
      <style:table-properties style:width="17.59cm" table:align="left"/>
    </style:style>
    <text:list-style style:name="L1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•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•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•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•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•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•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number:number-style style:name="N0">
      <number:number number:decimal-places="2" number:min-integer-digits="1"/>
    </number:number-style>
  </office:automatic-styles>
  <office:body>
    <office:text>
      <text:p text:style-name="Default_20_Text">Text to be exchanged!!</text:p>
      <text:p text:style-name="Default_20_Text">foreignText</text:p>
      <table:table table:style-name="ad51560">
        <table:table-column table:number-columns-repeated="5" table:style-name="a2222fc"/>
        <table:table-row>
          <table:table-cell table:style-name="a1c8cd0">
            <text:p text:style-name="Table_20_Heading"/>
          </table:table-cell>
          <table:table-cell table:style-name="a12256d">
            <text:p text:style-name="Table_20_Heading"/>
          </table:table-cell>
          <table:table-cell table:style-name="aad8303">
            <text:p text:style-name="Table_20_Heading">Here</text:p>
          </table:table-cell>
          <table:table-cell table:style-name="a877f21">
            <text:p text:style-name="Table_20_Heading"/>
          </table:table-cell>
          <table:table-cell table:style-name="a80474e">
            <text:p text:style-name="Table_20_Heading"/>
          </table:table-cell>
        </table:table-row>
        <table:table-row>
          <table:table-cell table:style-name="a7ac811">
            <text:p text:style-name="Table_20_Heading"/>
          </table:table-cell>
          <table:table-cell table:style-name="a8a9ea2">
            <text:p text:style-name="Table_20_Heading"/>
          </table:table-cell>
          <table:table-cell table:style-name="a5bc2c2">
            <text:p text:style-name="Table_20_Heading"/>
          </table:table-cell>
          <table:table-cell table:style-name="a58ce5f">
            <text:p text:style-name="Table_20_Heading"/>
          </table:table-cell>
          <table:table-cell table:style-name="a2658e7">
            <text:p text:style-name="Table_20_Heading"/>
          </table:table-cell>
        </table:table-row>
        <table:table-row>
          <table:table-cell table:style-name="ad6c94b">
            <text:p text:style-name="Table_20_Contents"/>
          </table:table-cell>
          <table:table-cell table:style-name="a4375d7">
            <text:p text:style-name="Table_20_Contents"/>
          </table:table-cell>
          <table:table-cell table:style-name="ada2a7d">
            <text:p text:style-name="Table_20_Contents"/>
          </table:table-cell>
          <table:table-cell table:style-name="ac133c0">
            <text:p text:style-name="Table_20_Contents"/>
          </table:table-cell>
          <table:table-cell table:style-name="ab0310c">
            <text:p text:style-name="Table_20_Contents"/>
          </table:table-cell>
        </table:table-row>
        <table:table-row>
          <table:table-cell table:style-name="aefc9aa">
            <text:p text:style-name="Table_20_Contents"/>
          </table:table-cell>
          <table:table-cell table:style-name="afeaad5">
            <text:p text:style-name="Table_20_Contents"/>
          </table:table-cell>
          <table:table-cell table:style-name="a90f581">
            <text:p text:style-name="Table_20_Contents"/>
          </table:table-cell>
          <table:table-cell table:style-name="a8aebc1">
            <text:p text:style-name="Table_20_Contents"/>
          </table:table-cell>
          <table:table-cell table:style-name="a977eed">
            <text:p text:style-name="Table_20_Contents"/>
          </table:table-cell>
        </table:table-row>
      </table:table>
      <text:p text:style-name="Default_20_Text"/>
      <text:p text:style-name="Default_20_Text"/>
      <table:table table:style-name="a89d231">
        <table:table-column table:number-columns-repeated="3" table:style-name="ad92494"/>
        <table:table-row>
          <table:table-cell table:style-name="a7eb0aa">
            <text:p text:style-name="Table_20_Heading">adf</text:p>
          </table:table-cell>
          <table:table-cell table:style-name="a080f11">
            <text:p text:style-name="Table_20_Heading">sdf</text:p>
          </table:table-cell>
          <table:table-cell table:style-name="a1fffbd">
            <text:p text:style-name="Table_20_Heading">sdf</text:p>
          </table:table-cell>
        </table:table-row>
        <table:table-row>
          <table:table-cell table:style-name="a1701b7">
            <text:p text:style-name="Table_20_Contents">sdf</text:p>
          </table:table-cell>
          <table:table-cell table:style-name="a673adb">
            <text:p text:style-name="Table_20_Contents">sdf</text:p>
          </table:table-cell>
          <table:table-cell table:style-name="ab632f8">
            <text:p text:style-name="Table_20_Contents">sfd</text:p>
          </table:table-cell>
        </table:table-row>
        <table:table-row>
          <table:table-cell table:style-name="ac07d99">
            <text:p text:style-name="Table_20_Contents"/>
          </table:table-cell>
          <table:table-cell table:style-name="a933b08">
            <text:p text:style-name="Table_20_Contents"/>
          </table:table-cell>
          <table:table-cell table:style-name="a159e75">
            <text:p text:style-name="Table_20_Contents"/>
          </table:table-cell>
        </table:table-row>
        <table:table-row>
          <table:table-cell table:style-name="a3e20f5">
            <text:p text:style-name="Table_20_Contents"/>
          </table:table-cell>
          <table:table-cell table:style-name="a3adf3f">
            <text:p text:style-name="Table_20_Contents"/>
          </table:table-cell>
          <table:table-cell table:style-name="a257b77">
            <text:p text:style-name="Standard"/>
          </table:table-cell>
        </table:table-row>
        <table:table-row>
          <table:table-cell table:style-name="a901aac">
            <text:p text:style-name="Standard"/>
          </table:table-cell>
          <table:table-cell table:style-name="ab51c17">
            <text:p text:style-name="Standard"/>
          </table:table-cell>
          <table:table-cell table:style-name="aabd9af">
            <text:p text:style-name="Standard"/>
          </table:table-cell>
        </table:table-row>
      </table:table>
      <text:p text:style-name="Default_20_Text"/>
      <text:p text:style-name="Default_20_Text"/>
      <table:table table:style-name="acb1073">
        <table:table-column table:number-columns-repeated="3" table:style-name="ac532a6"/>
        <table:table-column table:style-name="a072ec8"/>
        <table:table-row>
          <table:table-cell table:style-name="aa8ff79">
            <text:p text:style-name="Table_20_Contents">cell1</text:p>
          </table:table-cell>
          <table:table-cell table:style-name="adf1ff7">
            <text:p text:style-name="a261729">cell2</text:p>
          </table:table-cell>
          <table:table-cell table:style-name="a5d2abf">
            <text:p text:style-name="Table_20_Contents">0.00</text:p>
          </table:table-cell>
          <table:table-cell table:style-name="a860a89">
            <text:p text:style-name="Table_20_Contents"/>
          </table:table-cell>
        </table:table-row>
        <table:table-row>
          <table:table-cell table:style-name="a5828dc">
            <text:list text:continue-numbering="true" text:style-name="L1" xml:id="list38466083">
              <text:list-item>
                <text:p text:style-name="a53ab09">Aa</text:p>
              </text:list-item>
            </text:list>
            <text:list text:continue-numbering="true" text:style-name="L1" xml:id="list38466083">
              <text:list-item>
                <text:p text:style-name="a30483a">bb</text:p>
              </text:list-item>
            </text:list>
            <text:list text:continue-numbering="true" text:style-name="L1" xml:id="list38466083">
              <text:list-item>
                <text:p text:style-name="a099dcd">cc</text:p>
              </text:list-item>
            </text:list>
            <text:list text:continue-numbering="true" text:style-name="L1" xml:id="list38466083">
              <text:list-item>
                <text:p text:style-name="a6bc781">dd</text:p>
              </text:list-item>
            </text:list>
            <text:p text:style-name="Table_20_Contents">ee</text:p>
          </table:table-cell>
          <table:table-cell table:style-name="a68ac81">
            <text:p text:style-name="Table_20_Contents"/>
          </table:table-cell>
          <table:table-cell table:style-name="a41fe91">
            <text:p text:style-name="Table_20_Contents"/>
          </table:table-cell>
          <table:table-cell table:style-name="afaa8a6">
            <text:p text:style-name="Table_20_Contents"/>
          </table:table-cell>
        </table:table-row>
        <table:table-row>
          <table:table-cell table:style-name="a5ef8c4">
            <text:p text:style-name="Table_20_Contents"/>
          </table:table-cell>
          <table:table-cell table:style-name="a72cd44">
            <text:p text:style-name="Table_20_Contents"/>
          </table:table-cell>
          <table:table-cell table:style-name="a27f00e">
            <text:p text:style-name="Table_20_Contents"/>
          </table:table-cell>
          <table:table-cell table:style-name="a2ad62f">
            <text:p text:style-name="Table_20_Contents"/>
          </table:table-cell>
        </table:table-row>
        <table:table-row>
          <table:table-cell table:style-name="a165544">
            <text:p text:style-name="Table_20_Contents"/>
          </table:table-cell>
          <table:table-cell table:style-name="a5bc36a">
            <text:p text:style-name="Table_20_Contents"/>
          </table:table-cell>
          <table:table-cell table:style-name="a7d0325">
            <text:p text:style-name="Table_20_Contents"/>
          </table:table-cell>
          <table:table-cell table:style-name="a05b245">
            <text:p text:style-name="Table_20_Contents"/>
          </table:table-cell>
        </table:table-row>
        <table:table-row>
          <table:table-cell table:style-name="a2efefc">
            <text:p text:style-name="Table_20_Contents"/>
          </table:table-cell>
          <table:table-cell table:style-name="ada9d2d">
            <text:p text:style-name="Table_20_Contents"/>
          </table:table-cell>
          <table:table-cell table:style-name="a1202e9">
            <text:p text:style-name="Table_20_Contents"/>
          </table:table-cell>
          <table:table-cell table:style-name="a376e76">
            <text:p text:style-name="Table_20_Contents"/>
          </table:table-cell>
        </table:table-row>
      </table:table>
      <text:p text:style-name="Default_20_Text"/>
      <text:p text:style-name="Default_20_Text"/>
      <text:p text:style-name="Default_20_Text">Sdfdfdf</text:p>
      <text:p text:style-name="Default_20_Text">Deleted table</text:p>
      <table:table table:style-name="a063b26">
        <table:table-column table:style-name="a04e171"/>
        <table:table-column table:style-name="aa960de"/>
        <table:table-row>
          <table:table-cell table:style-name="ab170aa">
            <text:p text:style-name="Table_20_Contents">This table will be deleted</text:p>
          </table:table-cell>
          <table:table-cell table:style-name="a1af271">
            <text:p text:style-name="Table_20_Contents"/>
          </table:table-cell>
        </table:table-row>
        <table:table-row>
          <table:table-cell table:style-name="abe471d">
            <text:p text:style-name="Table_20_Contents"/>
          </table:table-cell>
          <table:table-cell table:style-name="ae2f21d">
            <text:p text:style-name="Table_20_Contents"/>
          </table:table-cell>
        </table:table-row>
        <table:table-row>
          <table:table-cell table:style-name="a2e15ad">
            <text:p text:style-name="Table_20_Contents"/>
          </table:table-cell>
        </table:table-row>
        <table:table-row>
          <table:table-cell table:style-name="aa1918e">
            <text:p text:style-name="Table_20_Contents"/>
          </table:table-cell>
          <table:table-cell table:style-name="a950d4a">
            <text:p text:style-name="Table_20_Contents"/>
          </table:table-cell>
        </table:table-row>
      </table:table>
      <text:p text:style-name="Default_20_Text"/>
      <text:p text:style-name="Default_20_Text">sample table to delete column<text:s/></text:p>
      <table:table table:style-name="afdc1b9">
        <table:table-column table:style-name="a58517a"/>
        <table:table-column table:style-name="af803fd"/>
        <table:table-column table:style-name="a903e39"/>
        <table:table-column table:style-name="aff5283"/>
        <table:table-column table:style-name="ae71763"/>
        <table:table-column table:style-name="ae4c33d"/>
        <table:table-row>
          <table:table-cell table:style-name="a146721">
            <text:p text:style-name="Table_20_Contents"/>
          </table:table-cell>
          <table:table-cell table:style-name="aa0ea1a">
            <text:p text:style-name="Table_20_Contents"/>
          </table:table-cell>
          <table:table-cell table:style-name="a4fb402">
            <text:p text:style-name="Table_20_Contents"/>
          </table:table-cell>
          <table:table-cell table:style-name="a31343b">
            <text:p text:style-name="Table_20_Contents"/>
          </table:table-cell>
          <table:table-cell table:style-name="a4a8ec6">
            <text:p text:style-name="Table_20_Contents"/>
          </table:table-cell>
          <table:table-cell table:style-name="a1cbf44">
            <text:p text:style-name="Table_20_Contents"/>
          </table:table-cell>
        </table:table-row>
        <table:table-row>
          <table:table-cell table:style-name="a2d82f9">
            <text:p text:style-name="Table_20_Contents"/>
          </table:table-cell>
          <table:table-cell table:style-name="a3ccd19">
            <text:p text:style-name="Table_20_Contents"/>
          </table:table-cell>
          <table:table-cell table:style-name="a6474e7">
            <text:p text:style-name="Table_20_Contents"/>
          </table:table-cell>
          <table:table-cell table:style-name="a96259f">
            <text:p text:style-name="Table_20_Contents"/>
          </table:table-cell>
          <table:table-cell table:style-name="a20aa8a">
            <text:p text:style-name="Table_20_Contents"/>
          </table:table-cell>
          <table:table-cell table:style-name="a9bbd4c">
            <text:p text:style-name="Table_20_Contents"/>
          </table:table-cell>
        </table:table-row>
      </table:table>
      <text:p text:style-name="Default_20_Text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Tahoma" svg:font-family="Tahoma"/>
    <style:font-face style:name="OpenSymbol" svg:font-family="OpenSymbol"/>
    <style:font-face style:name="Tahoma2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rebuchet MS" svg:font-family="'Trebuchet MS'"/>
    <style:font-face style:font-family-generic="system" style:font-pitch="variable" style:name="Lucida Sans Unicode" svg:font-family="'Lucida Sans Unicode'"/>
    <style:font-face style:font-family-generic="system" style:font-pitch="variable" style:name="MS Mincho" svg:font-family="'MS Mincho'"/>
    <style:font-face style:font-family-generic="system" style:font-pitch="variable" style:name="Tahoma1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Lucida Sans Unicode" style:font-name-complex="Tahoma1" style:font-size-asian="12.0pt" style:use-window-font-color="true"/>
    </style:default-style>
    <style:style style:display-name="Default Text" style:family="paragraph" style:name="Default_20_Text" style:parent-style-name="default_paragraph_style"/>
    <style:style style:family="paragraph" style:name="Heading" style:next-style-name="Text_20_Body_20_Single" style:parent-style-name="Default_20_Text">
      <style:paragraph-properties fo:margin-bottom="2.12mm" fo:margin-top="4.23mm"/>
      <style:text-properties fo:font-size="14.0pt" style:font-name="Arial" style:font-name-asian="MS Mincho" style:font-name-complex="Tahoma1" style:font-size-asian="14.0pt"/>
    </style:style>
    <style:style style:display-name="Table Contents" style:family="paragraph" style:name="Table_20_Contents" style:parent-style-name="Default_20_Text"/>
    <style:style style:family="paragraph" style:name="Standard" style:parent-style-name="default_paragraph_style"/>
    <style:style style:display-name="Text Body Single" style:family="paragraph" style:name="Text_20_Body_20_Single" style:parent-style-name="Default_20_Text">
      <style:paragraph-properties fo:margin-bottom="2.12mm" fo:margin-top="0.0mm"/>
    </style:style>
    <style:style style:family="paragraph" style:name="List" style:parent-style-name="Text_20_Body_20_Single">
      <style:text-properties style:font-name-complex="Tahoma2"/>
    </style:style>
    <style:style style:family="paragraph" style:name="Index" style:parent-style-name="Default_20_Text">
      <style:text-properties style:font-name-complex="Tahoma2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parent-style-name="Default_20_Text">
      <style:paragraph-properties fo:margin-bottom="2.12mm" fo:margin-top="2.12mm"/>
      <style:text-properties fo:font-size="12.0pt" fo:font-style="italic" style:font-name-complex="Tahoma2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1</dc:date>
    <meta:editing-cycles>2</meta:editing-cycles>
    <meta:editing-duration>PT0.026S</meta:editing-duration>
  </office:meta>
</office:document-meta>
</file>